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4f2aa" officeooo:paragraph-rsid="0004f2aa"/>
    </style:style>
    <style:style style:name="P2" style:family="paragraph" style:parent-style-name="Standard">
      <style:text-properties officeooo:rsid="0004f2aa" officeooo:paragraph-rsid="0004f2aa"/>
    </style:style>
    <style:style style:name="P3" style:family="paragraph" style:parent-style-name="Standard">
      <style:text-properties officeooo:rsid="00066abf" officeooo:paragraph-rsid="00066abf"/>
    </style:style>
    <style:style style:name="P4" style:family="paragraph" style:parent-style-name="Standard">
      <style:text-properties style:text-underline-style="solid" style:text-underline-width="auto" style:text-underline-color="font-color" officeooo:rsid="0006a47a" officeooo:paragraph-rsid="0006a47a"/>
    </style:style>
    <style:style style:name="P5" style:family="paragraph" style:parent-style-name="Standard">
      <style:text-properties style:text-underline-style="none" officeooo:rsid="0006a47a" officeooo:paragraph-rsid="0006a47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al </text:p>
      <text:p text:style-name="P2">make sure to research the problem in its’ entirety before designing a solution. This is designed to allow you to show your understanding of the problem you have been given to solve </text:p>
      <text:p text:style-name="P2"/>
      <text:p text:style-name="P2">you should NOT give a design on how you should solve the problem</text:p>
      <text:p text:style-name="P2"/>
      <text:p text:style-name="P1">Format:</text:p>
      <text:p text:style-name="P2"/>
      <text:p text:style-name="P2">title page- proposal for insert company here</text:p>
      <text:p text:style-name="P2">provide name. Learner number,occ spec and maybe a picture linked to the theme of the scenario </text:p>
      <text:p text:style-name="P2"/>
      <text:p text:style-name="P2"><text:span text:style-name="T1">contents page</text:span>- leave empty for now as you will be able to auto generate a contents page</text:p>
      <text:p text:style-name="P2"/>
      <text:p text:style-name="P2"><text:span text:style-name="T1">organisation overview</text:span>-give a description of the business that the scenario is about</text:p>
      <text:p text:style-name="P2">-who are they as a business?</text:p>
      <text:p text:style-name="P2">-what do they do?</text:p>
      <text:p text:style-name="P2">-what are they looking for?</text:p>
      <text:p text:style-name="P2"/>
      <text:p text:style-name="P3"><text:span text:style-name="T1">Problem overview</text:span>- write a detailed description of your understanding of the problem (the main issues with their current issue)</text:p>
      <text:p text:style-name="P3">-explain the impact of the absence of your solution</text:p>
      <text:p text:style-name="P3">-give a description of what the problem is with the current system</text:p>
      <text:p text:style-name="P3">-DONT TALK ABOUT <text:s/>HOW YOU WOULD SOLVE IT.</text:p>
      <text:p text:style-name="P3"/>
      <text:p text:style-name="P3"><text:span text:style-name="T1">User groups</text:span>- you need to identify what you think a group of users will do with this system </text:p>
      <text:p text:style-name="P3">-explain how you have identified them</text:p>
      <text:p text:style-name="P3">-briefly talk about how you think they will make use of the system </text:p>
      <text:p text:style-name="P3">-MINIMUM THREE GROUPS</text:p>
      <text:p text:style-name="P3"/>
      <text:p text:style-name="P3"><text:span text:style-name="T1">Empathy map</text:span>- what a user group says, thinks, does and feels split into those 4 categories </text:p>
      <text:p text:style-name="P3"/>
      <text:p text:style-name="P4">Laws guidance and legislation-<text:span text:style-name="T2"> explore what laws and guidance the business has to operate under</text:span></text:p>
      <text:p text:style-name="P5">-look at the laws and legislation that the business has to work under</text:p>
      <text:p text:style-name="P5">- look at other laws and legislation that will impact the system you will develop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02:06.877365700</meta:creation-date>
    <dc:date>2025-09-30T10:28:00.973769600</dc:date>
    <meta:editing-duration>PT5M22S</meta:editing-duration>
    <meta:editing-cycles>1</meta:editing-cycles>
    <meta:document-statistic meta:table-count="0" meta:image-count="0" meta:object-count="0" meta:page-count="1" meta:paragraph-count="23" meta:word-count="261" meta:character-count="1477" meta:non-whitespace-character-count="1231"/>
    <meta:generator>LibreOffice/25.2.3.2$Windows_X86_64 LibreOffice_project/bbb074479178df812d175f709636b368952c2ce3</meta:generator>
  </office:meta>
</office:document-meta>
</file>